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ce2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6" office:value-type="float" office:value="0.059" calcext:value-type="float">
            <text:p>0.059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97" calcext:value-type="float">
            <text:p>0.197</text:p>
          </table:table-cell>
          <table:table-cell table:style-name="ce6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201" calcext:value-type="float">
            <text:p>0.201</text:p>
          </table:table-cell>
          <table:table-cell table:style-name="ce6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76" calcext:value-type="float">
            <text:p>0.076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0.132" calcext:value-type="float">
            <text:p>0.132</text:p>
          </table:table-cell>
          <table:table-cell table:style-name="ce4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5T01:24:02.235102697</dc:date>
    <meta:editing-duration>P18DT8H28M46S</meta:editing-duration>
    <meta:editing-cycles>238</meta:editing-cycles>
    <meta:generator>LibreOffice/5.1.6.2$Linux_X86_64 LibreOffice_project/10m0$Build-2</meta:generator>
    <meta:document-statistic meta:table-count="9" meta:cell-count="8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